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Βασικό" style:master-page-name="MP0" style:family="paragraph">
      <style:paragraph-properties fo:break-before="page" fo:text-align="center"/>
    </style:style>
    <style:style style:name="T2" style:parent-style-name="Προεπιλεγμένηγραμματοσειρά" style:family="text">
      <style:text-properties style:font-name="Times New Roman" fo:font-size="16pt" style:font-size-asian="16pt" style:font-size-complex="16pt" fo:language="en" fo:country="US"/>
    </style:style>
    <style:style style:name="P3" style:parent-style-name="Βασικό" style:family="paragraph">
      <style:text-properties style:font-name="Times New Roman" fo:font-style="italic" style:font-style-asian="italic" style:font-style-complex="italic" fo:font-size="10pt" style:font-size-asian="10pt" style:font-size-complex="10pt" fo:language="en" fo:country="US"/>
    </style:style>
    <style:style style:name="P4" style:parent-style-name="Βασικό" style:family="paragraph">
      <style:text-properties style:font-name="Times New Roman" fo:font-style="italic" style:font-style-asian="italic" style:font-style-complex="italic" fo:font-size="10pt" style:font-size-asian="10pt" style:font-size-complex="10pt" fo:language="en" fo:country="US"/>
    </style:style>
    <style:style style:name="P5" style:parent-style-name="Βασικό" style:family="paragraph">
      <style:text-properties style:font-name="Times New Roman" fo:font-style="italic" style:font-style-asian="italic" style:font-style-complex="italic" fo:font-size="10pt" style:font-size-asian="10pt" style:font-size-complex="10pt" fo:language="en" fo:country="US"/>
    </style:style>
    <style:style style:name="T6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7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P8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P9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1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9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2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2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3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8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4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4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4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4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5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5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5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6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6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6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0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7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7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4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7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6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77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7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8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9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9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9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9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9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9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9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9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9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9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0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101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02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10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0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1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5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11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1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9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3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1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3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4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3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7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3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4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2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4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4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4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4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6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65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6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7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6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9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7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7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7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5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17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7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178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7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8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8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8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9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9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9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93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19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9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9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9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9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9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0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0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0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0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1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1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1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1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1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2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2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3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3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3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3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3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3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3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3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3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3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4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4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4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9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25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60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261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262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26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6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6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6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6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6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69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270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27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7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7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8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8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8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8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8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8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8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8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88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8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9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9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9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9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9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9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9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9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9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9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0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0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0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0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0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0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0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0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0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0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2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313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314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31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9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32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2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2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2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2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2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2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2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2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2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3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3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3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3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3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3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3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3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3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3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4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4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4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4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4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4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4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4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4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4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5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5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5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5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5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5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5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5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5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59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36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2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36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6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36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3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37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P376" style:parent-style-name="Βασικό" style:family="paragraph">
      <style:text-properties style:font-name="Times New Roman" fo:font-size="9pt" style:font-size-asian="9pt" style:font-size-complex="9pt"/>
    </style:style>
    <style:style style:name="P377" style:parent-style-name="Βασικό" style:family="paragraph">
      <style:text-properties style:font-name="Times New Roman" fo:font-size="9pt" style:font-size-asian="9pt" style:font-size-complex="9pt"/>
    </style:style>
    <style:style style:name="P378" style:parent-style-name="Βασικό" style:family="paragraph">
      <style:text-properties style:font-name="Times New Roman" fo:font-size="9pt" style:font-size-asian="9pt" style:font-size-complex="9pt"/>
    </style:style>
  </office:automatic-styles>
  <office:body>
    <office:text text:use-soft-page-breaks="true">
      <text:p text:style-name="P1"><text:span text:style-name="T2">Intelligent Control</text:span></text:p>
      <text:p text:style-name="P3"/>
      <text:p text:style-name="P4">Team Project: “Implementing Soft Actor-Critic (SAC) from Scratch”</text:p>
      <text:p text:style-name="P5">Description: Implement the SAC algorithm from scratch using PyTorch or JAX and apply it to robotics tasks. Analyze the impact of entropy regularization, target networks, and Qfunction stability.</text:p>
      <text:p text:style-name="Βασικό"><text:span text:style-name="T6">Μαρκαντωνάτου Ειρήνη, 109</text:span><text:span text:style-name="T7">5489</text:span></text:p>
      <text:p text:style-name="P8">Σολομωνίδη Ελευθερία, 1092837</text:p>
      <text:p text:style-name="P9"/>
      <text:p text:style-name="Βασικό"><text:span text:style-name="T10">Στο πλαίσιο της παρούσας εργασίας, χρησιμοποιήθηκε η βιβλιοθήκη<text:s/></text:span><text:span text:style-name="T11">Gymnasium</text:span><text:span text:style-name="T12">, η οποία προσφέρει περιβάλλοντα προσομοίωσης για πειράματα ενισχυτικής μάθησης. Συγκεκριμένα επιλέχθηκε το περιβάλλον<text:s/></text:span><text:span text:style-name="T13">PointMaze</text:span><text:span text:style-name="T14">, προσομοιώνοντας έναν λαβύρινθο στον οποίο ένας<text:s/></text:span><text:span text:style-name="T15">agent</text:span><text:span text:style-name="T16"><text:s/>πρέπει να καταφέρει να φτάσει από μία αρχικά τυχαία θέση προς έναν προκαθορισμένο στόχο. Επιλέχθηκε ένα περιβάλλον οριζόντιου λαβυρίνθου στο οποίο ο<text:s/></text:span><text:span text:style-name="T17">agent</text:span><text:span text:style-name="T18"><text:s/>συμπεριφέρεται σαν μία σημειακή μάζα η οποία είναι ελεύθερη να κινηθεί σε δύο διαστάσεις<text:s/></text:span><text:span text:style-name="T19">x</text:span><text:span text:style-name="T20"><text:s/></text:span><text:span text:style-name="T21">και<text:s/></text:span><text:span text:style-name="T22">y</text:span><text:span text:style-name="T23">.<text:s/></text:span><text:span text:style-name="T24">Σε κάθε χρονική στιγμή, ο agent παρατηρεί την τρέχουσα κατάστασή (</text:span><text:span text:style-name="T25">state</text:span><text:span text:style-name="T26">) του και επιλέγει μία ενέργεια (</text:span><text:span text:style-name="T27">action</text:span><text:span text:style-name="T28">), η οποία επηρεάζει την επόμενη κατάστασή του (</text:span><text:span text:style-name="T29">next</text:span><text:span text:style-name="T30">_</text:span><text:span text:style-name="T31">state</text:span><text:span text:style-name="T32">) και την ανταμοιβή (</text:span><text:span text:style-name="T33">reward</text:span><text:span text:style-name="T34">) που θα λάβει.</text:span></text:p>
      <text:p text:style-name="Βασικό"><text:span text:style-name="T35">Το<text:s/></text:span><text:span text:style-name="T36">state</text:span><text:span text:style-name="T37"><text:s/>του<text:s/></text:span><text:span text:style-name="T38">agent</text:span><text:span text:style-name="T39"><text:s/>περιλαμβάνει την εκάστοτε θέση του (</text:span><text:span text:style-name="T40">achieved</text:span><text:span text:style-name="T41">_</text:span><text:span text:style-name="T42">goal</text:span><text:span text:style-name="T43">) και την θέση του επιθυμητού στόχου (</text:span><text:span text:style-name="T44">desired</text:span><text:span text:style-name="T45">_</text:span><text:span text:style-name="T46">goal</text:span><text:span text:style-name="T47">).</text:span><text:span text:style-name="T48"><text:s/></text:span><text:span text:style-name="T49">Ο<text:s/></text:span><text:span text:style-name="T50">agent</text:span><text:span text:style-name="T51"><text:s/></text:span><text:span text:style-name="T52">είναι απαραίτητο να γνωρίζει το<text:s/></text:span><text:span text:style-name="T53">desired</text:span><text:span text:style-name="T54"><text:s/></text:span><text:span text:style-name="T55">goal</text:span><text:span text:style-name="T56"><text:s/></text:span><text:span text:style-name="T57">σε κάθε βήμα (σταθερό και συγκεκριμένο διάνυσμα για κάθε<text:s/></text:span><text:span text:style-name="T58">επεισόδιο</text:span><text:span text:style-name="T59">) γιατί αυτό καθορίζει προς τα που πρέπει να κινηθεί και τι προσπαθεί να επιτύχει.</text:span><text:span text:style-name="T60"><text:s/>Ειδικά σε περιβάλλοντα όπως αυτό που ο στόχος αλλάζει ανά επεισόδιο η ενσωμάτωση του<text:s/></text:span><text:span text:style-name="T61">desired</text:span><text:span text:style-name="T62"><text:s/></text:span><text:span text:style-name="T63">goal</text:span><text:span text:style-name="T64"><text:s/></text:span><text:span text:style-name="T65">είναι απαραίτητη για την εκμάθηση ενός<text:s/></text:span><text:span text:style-name="T66">policy</text:span><text:span text:style-name="T67"><text:s/></text:span><text:span text:style-name="T68">που να μπορεί να γενικευτεί σε διαφορετικούς στόχους.</text:span></text:p>
      <text:p text:style-name="Βασικό"><text:span text:style-name="T69">Το<text:s/></text:span><text:span text:style-name="T70">action</text:span><text:span text:style-name="T71"><text:s/>του<text:s/></text:span><text:span text:style-name="T72">agent</text:span><text:span text:style-name="T73"><text:s/>αναπαριστά την γραμμική δύναμη που ασκείται στην σημειακή μάζα στις κατευθύνσεις<text:s/></text:span><text:span text:style-name="T74">x</text:span><text:span text:style-name="T75"><text:s/>και<text:s/></text:span><text:span text:style-name="T76">y</text:span><text:span text:style-name="T77"><text:s/></text:span><text:span text:style-name="T78">και τον μετακινούν στην επόμενη κατάσταση</text:span><text:span text:style-name="T79">.</text:span><text:s/><text:span text:style-name="T80">Σ</text:span><text:span text:style-name="T81">ε κάθε χρονική στιγμή,<text:s/></text:span><text:span text:style-name="T82">ο<text:s/></text:span><text:span text:style-name="T83">agent</text:span><text:span text:style-name="T84"><text:s/></text:span><text:span text:style-name="T85">επιλέγει<text:s/></text:span><text:span text:style-name="T86">ένα<text:s/></text:span><text:span text:style-name="T87">action<text:s/></text:span><text:span text:style-name="T88">το οποίο<text:s/></text:span><text:span text:style-name="T89">αντιστοιχεί σε μια συνεχή μεταβολή της θέσης του μέσα στον λαβύρινθο.</text:span><text:span text:style-name="T90"><text:s/>Αφού επιλεγεί ένα<text:s/></text:span><text:span text:style-name="T91">action</text:span><text:span text:style-name="T92">,</text:span><text:span text:style-name="T93"><text:s/></text:span><text:span text:style-name="T94">ο<text:s/></text:span><text:span text:style-name="T95">agent</text:span><text:span text:style-name="T96"><text:s/></text:span><text:span text:style-name="T97">προχωράει</text:span><text:span text:style-name="T98"><text:s/>σ</text:span><text:span text:style-name="T99">το<text:s/></text:span><text:span text:style-name="T100">next</text:span><text:span text:style-name="T101"><text:s/></text:span><text:span text:style-name="T102">state</text:span><text:span text:style-name="T103">,<text:s/></text:span><text:span text:style-name="T104">λαμβάνει μία</text:span><text:span text:style-name="T105"><text:s/>ανταμοιβή</text:span><text:span text:style-name="T106"><text:s/>(</text:span><text:span text:style-name="T107">reward</text:span><text:span text:style-name="T108">)</text:span><text:span text:style-name="T109"><text:s/>και<text:s/></text:span><text:span text:style-name="T110">μια<text:s/></text:span><text:span text:style-name="T111">ένδειξη για το αν έχει ολοκληρωθεί το επεισόδιο (</text:span><text:span text:style-name="T112">done</text:span><text:span text:style-name="T113">).</text:span></text:p>
      <text:p text:style-name="Βασικό"><text:span text:style-name="T114">Η συνάρτηση για τα<text:s/></text:span><text:span text:style-name="T115">rewards</text:span><text:span text:style-name="T116"><text:s/>που χρησιμοποιείται σε αυτό το περιβάλλον βασίζεται σε sparse rewards. Πιο συγκεκριμένα, ο<text:s/></text:span><text:span text:style-name="T117">agent</text:span><text:span text:style-name="T118"><text:s/>λαμβάνει ανταμοιβή αν και μόνο αν φτάσει στον στόχο</text:span><text:span text:style-name="T119"><text:s/> (</text:span><text:span text:style-name="T120">η μπάλα θεωρείται ότι έχει φτάσει το στόχο όταν η ευκλείδεια απόσταση <text:s/>είναι μικρότερη από</text:span><text:span text:style-name="T121"><text:s/>0.5 m)</text:span><text:span text:style-name="T122">, ενώ σε όλα τα ενδιάμεσα βήματα η ανταμοιβή είναι μηδενική.</text:span><text:s/><text:span text:style-name="T123">Αυτό καθιστά τη διαδικασία μάθησης πιο απαιτητική, καθώς ο agent δεν έχει άμεσα καθοδήγηση για το αν κινείται προς τη σωστή κατεύθυνση ή όχι.</text:span><text:span text:style-name="T124"><text:s/></text:span><text:span text:style-name="T125">Η</text:span><text:span text:style-name="T126"><text:s/>εκμάθηση βασίζεται κυρίως σε λίγες αλλά κρίσιμες εμπειρίες όπου ο<text:s/></text:span><text:span text:style-name="T127">agent<text:s/></text:span><text:span text:style-name="T128">επιτυγχάνει τον στόχο. Παρά το γεγονός ότι χρησιμοποιούνται sparse rewards, ο αλγόριθμος<text:s/></text:span><text:span text:style-name="T129">Soft Actor-Critic (SAC)</text:span><text:span text:style-name="T130"><text:s/>καταφέρνει να μάθει αποτελεσματικά, κυρίως χάρη στη χρήση<text:s/></text:span><text:span text:style-name="T131">replay buffer</text:span><text:span text:style-name="T132">.</text:span></text:p>
      <text:p text:style-name="Βασικό"><text:span text:style-name="T133">Ο<text:s/></text:span><text:span text:style-name="T134">replay buffer</text:span><text:span text:style-name="T135">.</text:span><text:span text:style-name="T136">αποθηκεύει όλα τα<text:s/></text:span><text:span text:style-name="T137">experiences</text:span><text:span text:style-name="T138"><text:s/>του agent (state, action, reward, next state</text:span><text:span text:style-name="T139">,<text:s/></text:span><text:span text:style-name="T140">done</text:span><text:span text:style-name="T141">) σε κάθε βήμα του επεισοδίου, με αποτέλεσμα να επαναχρησιμοποιούνται τα επιτυχημένα experiences. Κατά τη διάρκεια της εκπαίδευσης, ο agent κάνει τυχαία δειγματοληψία από το</text:span><text:span text:style-name="T142"><text:s/>buffer</text:span><text:span text:style-name="T143">, επιλέγοντας<text:s/></text:span><text:span text:style-name="T144">mini-batches<text:s/></text:span><text:span text:style-name="T145">από τα<text:s/></text:span><text:span text:style-name="T146">experiences</text:span><text:span text:style-name="T147"><text:s/>ανάλογα με το προκαθορισμένο μέγεθος (batch size). Έτσι, η πληροφορία της «επιτυχίας» δεν χάνεται, αλλά<text:s/></text:span><text:span text:style-name="T148">μπορεί να επανεμφανίζεται πολλές φορές</text:span><text:span text:style-name="T149">, ενισχύοντας σταδιακά το policy του agent.</text:span><text:span text:style-name="T150"><text:s/></text:span><text:span text:style-name="T151">Όταν<text:s/></text:span><text:span text:style-name="T152">ένα<text:s/></text:span><text:span text:style-name="T153">experience</text:span><text:span text:style-name="T154"><text:s/></text:span><text:span text:style-name="T155">περιλαμβάνει επίτευξη του στόχου (δηλαδή αυξημένο reward),<text:s/></text:span><text:span text:style-name="T156">ενημερώνε</text:span><text:span text:style-name="T157">ται</text:span><text:span text:style-name="T158"><text:s/>το</text:span><text:span text:style-name="T159"><text:s/>Q-network. Πιο συγκεκριμένα,<text:s/></text:span><text:span text:style-name="T160">το</text:span><text:span text:style-name="T161"><text:s/></text:span><text:span text:style-name="T162">Q</text:span><text:span text:style-name="T163">-</text:span><text:span text:style-name="T164">value</text:span><text:span text:style-name="T165"><text:s/></text:span><text:span text:style-name="T166">αυξάνεται, καθώς η εξίσωση στόχου<text:s/></text:span><text:span text:style-name="T167">Q(sₜ₋₁, aₜ₋₁)</text:span><text:span text:style-name="T168"><text:s/></text:span><text:span text:style-name="T169"><text:s/>= r + γ·Q(sₜ, π(sₜ))</text:span><text:span text:style-name="T170"><text:s/>περιλαμβάνει υψηλό r (</text:span><text:span text:style-name="T171">reward</text:span><text:span text:style-name="T172">). Το Q-network (</text:span><text:span text:style-name="T173">o</text:span><text:span text:style-name="T174"><text:s/></text:span><text:span text:style-name="T175">Critic</text:span><text:span text:style-name="T176">) σταδιακά μαθαίνει ότι συγκεκριμένοι συνδυασμοί state-action οδηγούν σε υψηλή ανταμοιβή. Παράλληλα, το policy network (ο<text:s/></text:span><text:span text:style-name="T177">A</text:span><text:span text:style-name="T178">ctor</text:span><text:span text:style-name="T179">) εκπαιδεύεται να επιλέγει actions που μεγιστοποιούν το Q-value, δηλαδή εκείνα που με μεγαλύτερη πιθανότητα θα οδηγήσουν σε επιτυχημένες μεταβάσεις. Ως αποτέλεσμα, αυξάνεται η πιθανότητα ο agent να αναπαράγει την επιτυχία</text:span><text:span text:style-name="T180"><text:s/></text:span><text:span text:style-name="T181">ακόμα και σε περιβάλλοντα με<text:s/></text:span><text:span text:style-name="T182">sparse</text:span><text:span text:style-name="T183"><text:s/></text:span><text:span text:style-name="T184">rewards</text:span><text:span text:style-name="T185">.<text:s/></text:span></text:p>
      <text:p text:style-name="Βασικό"><text:span text:style-name="T186">Η διαδικασία αυτή υποστηρίζεται από δύο νευρωνικά δίκτυα που αναφέρθηκαν, το δίκτυο του<text:s/></text:span><text:span text:style-name="T187">Actor</text:span><text:span text:style-name="T188"><text:s/>και το δίκτυο του</text:span><text:span text:style-name="T189"><text:s/></text:span><text:span text:style-name="T190">Critic</text:span><text:span text:style-name="T191">.</text:span></text:p>
      <text:p text:style-name="Βασικό"><text:span text:style-name="T192">Το νευρωνικό δίκτυο για τον<text:s/></text:span><text:span text:style-name="T193">Critic</text:span><text:span text:style-name="T194"><text:s/>προσπαθεί να</text:span><text:span text:style-name="T195"><text:s/></text:span><text:span text:style-name="T196">εκτιμήσει τα<text:s/></text:span><text:span text:style-name="T197">Q</text:span><text:span text:style-name="T198">-</text:span><text:span text:style-name="T199">values</text:span><text:span text:style-name="T200"><text:s/></text:span><text:span text:style-name="T201">δηλαδή να υπολογίσει τα<text:s/></text:span><text:span text:style-name="T202">expected</text:span><text:span text:style-name="T203"><text:s/></text:span><text:span text:style-name="T204">returns</text:span><text:span text:style-name="T205"><text:s/>έχοντας επιλέξει ένα συγκεκριμένο<text:s/></text:span><text:span text:style-name="T206">action</text:span><text:span text:style-name="T207"><text:s/></text:span><text:span text:style-name="T208">από ένα<text:s/></text:span><text:span text:style-name="T209">state</text:span><text:span text:style-name="T210"><text:s/>ακολουθώντας το<text:s/></text:span><text:span text:style-name="T211">policy</text:span><text:span text:style-name="T212">. Χρησιμοποιούνται δύο<text:s/></text:span><text:span text:style-name="T213">Q</text:span><text:span text:style-name="T214">-</text:span><text:span text:style-name="T215">functions</text:span><text:span text:style-name="T216"><text:s/>για να αποφευχθεί να γίνει<text:s/></text:span><text:span text:style-name="T217">overestimate</text:span><text:span text:style-name="T218"><text:s/>το<text:s/></text:span><text:span text:style-name="T219">Q</text:span><text:span text:style-name="T220">-</text:span><text:span text:style-name="T221">value</text:span><text:span text:style-name="T222">.<text:s/></text:span><text:span text:style-name="T223">Δηλαδή,<text:s/></text:span><text:span text:style-name="T224">να αποφευχθεί<text:s/></text:span><text:span text:style-name="T225">το δίκτυο να νομίζει ότι ένα action είναι πολύ καλύτερο απ’ ό,τι είναι στην πραγματικότητα</text:span><text:span text:style-name="T226"><text:s/>με αποτέλεσμα<text:s/></text:span><text:span text:style-name="T227">ο actor<text:s/></text:span><text:span text:style-name="T228">να<text:s/></text:span><text:span text:style-name="T229">μάθει να το προτιμά, χωρίς λόγο.</text:span><text:span text:style-name="T230"><text:s/>Το<text:s/></text:span><text:span text:style-name="T231">critic</text:span><text:span text:style-name="T232">_</text:span><text:span text:style-name="T233">loss</text:span><text:span text:style-name="T234"><text:s/></text:span><text:span text:style-name="T235">είναι αυτό που μαθαίνει να προβλέπει πόσο καλό ή όχι είναι ένα<text:s/></text:span><text:span text:style-name="T236">action</text:span><text:span text:style-name="T237"><text:s/></text:span><text:span text:style-name="T238">που επιλέχθηκε, δηλαδή αξιολογεί τα<text:s/></text:span><text:span text:style-name="T239">actions</text:span><text:span text:style-name="T240">.</text:span><text:span text:style-name="T241"><text:s/></text:span><text:span text:style-name="T242">Η επιλογή όμως των<text:s/></text:span><text:span text:style-name="T243">actions</text:span><text:span text:style-name="T244"><text:s/>βασίζεται στο νευρωνικό δίκτυο του<text:s/></text:span><text:span text:style-name="T245">Actor</text:span><text:span text:style-name="T246">.</text:span></text:p>
      <text:soft-page-break/>
      <text:p text:style-name="Βασικό"><text:span text:style-name="T247">Ο</text:span><text:span text:style-name="T248"><text:s/></text:span><text:span text:style-name="T249">Actor</text:span><text:span text:style-name="T250"><text:s/></text:span><text:span text:style-name="T251">ουσιαστικά</text:span><text:span text:style-name="T252"><text:s/></text:span><text:span text:style-name="T253">προσπαθεί</text:span><text:span text:style-name="T254"><text:s/></text:span><text:span text:style-name="T255">να</text:span><text:span text:style-name="T256"><text:s/></text:span><text:span text:style-name="T257">μάθει</text:span><text:span text:style-name="T258"><text:s/></text:span><text:span text:style-name="T259">ένα<text:s/></text:span><text:span text:style-name="T260">στοχαστικό</text:span><text:span text:style-name="T261"><text:s/></text:span><text:span text:style-name="T262">policy</text:span><text:span text:style-name="T263"><text:s/>το οποίο θα μεγιστοποιεί τα<text:s/></text:span><text:span text:style-name="T264">expected</text:span><text:span text:style-name="T265"><text:s/></text:span><text:span text:style-name="T266">returns</text:span><text:span text:style-name="T267"><text:s/></text:span><text:span text:style-name="T268">και θα διατηρεί υψηλή την<text:s/></text:span><text:span text:style-name="T269">εντροπία</text:span><text:span text:style-name="T270"><text:s/></text:span><text:span text:style-name="T271">(Η)</text:span><text:span text:style-name="T272"><text:s/>με στόχο να μπορεί να επιλέγει καλά<text:s/></text:span><text:span text:style-name="T273">actions</text:span><text:span text:style-name="T274">.</text:span><text:span text:style-name="T275"><text:s/></text:span><text:span text:style-name="T276">Στοχαστικό είναι ένα<text:s/></text:span><text:span text:style-name="T277">policy</text:span><text:span text:style-name="T278"><text:s/></text:span><text:span text:style-name="T279">όταν τα</text:span><text:span text:style-name="T280"><text:s/></text:span><text:span text:style-name="T281">actions</text:span><text:span text:style-name="T282"><text:s/></text:span><text:span text:style-name="T283">που<text:s/></text:span><text:span text:style-name="T284">λαμβάνονται</text:span><text:span text:style-name="T285"><text:s/>σε κάθε βήμα χρησιμοποιούν μια κατανομή πιθανότητας ώστε να μην επιλέγεται το ίδιο<text:s/></text:span><text:span text:style-name="T286">action</text:span><text:span text:style-name="T287"><text:s/>για ένα δεδομένο<text:s/></text:span><text:span text:style-name="T288">state</text:span><text:span text:style-name="T289">.<text:s/></text:span><text:span text:style-name="T290">Έτσι μ</text:span><text:span text:style-name="T291">ε<text:s/></text:span><text:span text:style-name="T292">την στοχαστικότητα εισάγεται η έννοια της τυχαιότητας</text:span><text:span text:style-name="T293"><text:s/>όσον αφορά την επιλογή των<text:s/></text:span><text:span text:style-name="T294">actions</text:span><text:span text:style-name="T295">.</text:span><text:span text:style-name="T296"><text:s/>Μια ένδειξη για το κατά πόσο η πολιτική του<text:s/></text:span><text:span text:style-name="T297">agent</text:span><text:span text:style-name="T298"><text:s/>εκπαιδεύεται σωστά αποτελεί το<text:s/></text:span><text:span text:style-name="T299">actor</text:span><text:span text:style-name="T300"><text:s/></text:span><text:span text:style-name="T301">loss</text:span><text:span text:style-name="T302">.</text:span><text:span text:style-name="T303"><text:s/>Όταν το actor loss είναι υψηλό, σημαίνει ότι ο actor προτείνει<text:s/></text:span><text:span text:style-name="T304">actions</text:span><text:span text:style-name="T305"><text:s/>που, σύμφωνα με τον Critic, δεν οδηγούν σε υψηλή ανταμοιβή</text:span><text:span text:style-name="T306">, δηλαδή</text:span><text:span text:style-name="T307"><text:s/>χρειάζεται περαιτέρω εκπαίδευση για να βελτιώσει την πολιτική του.</text:span></text:p>
      <text:p text:style-name="Βασικό"><text:span text:style-name="T308">Εκτός από τη μεγιστοποίηση της αναμενόμενης ανταμοιβής, ο αλγόριθμος SAC ενσωματώνει έναν ακόμη σημαντικό στόχο</text:span><text:span text:style-name="T309"><text:s/>που είναι</text:span><text:span text:style-name="T310"><text:s/>η διατήρηση υψηλής εντροπίας στο policy.</text:span><text:span text:style-name="T311"><text:s/>Το<text:s/></text:span><text:span text:style-name="T312">entropy</text:span><text:span text:style-name="T313"><text:s/></text:span><text:span text:style-name="T314">regularization</text:span><text:span text:style-name="T315"><text:s/></text:span><text:span text:style-name="T316">είναι μία τεχνική που<text:s/></text:span><text:span text:style-name="T317">βελτιώνει την εξερεύνηση</text:span><text:span text:style-name="T318"><text:s/>(</text:span><text:span text:style-name="T319">exploration</text:span><text:span text:style-name="T320">)</text:span><text:span text:style-name="T321"><text:s/>ενθαρρύνοντας το<text:s/></text:span><text:span text:style-name="T322">policy</text:span><text:span text:style-name="T323"><text:s/>να διατηρήσει μια ισορροπημένη κατανομή στα<text:s/></text:span><text:span text:style-name="T324">actions</text:span><text:span text:style-name="T325"><text:s/></text:span><text:span text:style-name="T326">που την εμποδίζει από το να γίνει πολύ ντετερμινιστική πολύ γρήγορα. Μη λαμβάνοντας υπόψιν το<text:s/></text:span><text:span text:style-name="T327">entropy</text:span><text:span text:style-name="T328"><text:s/></text:span><text:span text:style-name="T329">regularization</text:span><text:span text:style-name="T330"><text:s/>το<text:s/></text:span><text:span text:style-name="T331">policy</text:span><text:span text:style-name="T332"><text:s/></text:span><text:span text:style-name="T333">ενδέχεται να συγκλίνει γρήγορα σε ένα μικρό σύνολο από<text:s/></text:span><text:span text:style-name="T334">actions</text:span><text:span text:style-name="T335"><text:s/>που δίνουν υψηλό<text:s/></text:span><text:span text:style-name="T336">reward</text:span><text:span text:style-name="T337"><text:s/></text:span><text:span text:style-name="T338">αλλά να αγνοήσει πιθανώς καλύτερα εναλλακτικά<text:s/></text:span><text:span text:style-name="T339">actions</text:span><text:span text:style-name="T340">.</text:span><text:span text:style-name="T341"><text:s/></text:span><text:span text:style-name="T342">Με την εισαγωγή του όρου της εντροπίας, καθορίζουμε το πόσο στοχαστική</text:span><text:span text:style-name="T343">,<text:s/></text:span><text:span text:style-name="T344">δηλαδή πόσο "τυχαία"</text:span><text:span text:style-name="T345">,<text:s/></text:span><text:span text:style-name="T346"><text:s/>θέλουμε να είναι η πολιτική του agent κατά την επιλογή των actions.</text:span><text:span text:style-name="T347"><text:s/>Ο<text:s/></text:span><text:span text:style-name="T348">agent<text:s/></text:span><text:span text:style-name="T349">έτσι μαθαίνει</text:span><text:span text:style-name="T350"><text:s/>να εξερευνά διαφορετικ</text:span><text:span text:style-name="T351">ά</text:span><text:span text:style-name="T352"><text:s/></text:span><text:span text:style-name="T353">actions</text:span><text:span text:style-name="T354"><text:s/>αντί να παγιδεύεται σε επαναλαμβανόμενες επιλογές.<text:s/></text:span><text:span text:style-name="T355">Συγκεκριμένα σε αυτή την εργασία επιλέχθηκε κ</text:span><text:span text:style-name="T356">ατά την εκπαίδευση, η εντροπία<text:s/></text:span><text:span text:style-name="T357">να<text:s/></text:span><text:span text:style-name="T358">προσαρμόζεται δυναμικά μέσω ενός επιπλέον όρου στο συνολικό loss του actor. Συγκεκριμένα, ο αλγόριθμος SAC περιλαμβάνει έναν παράγοντα θερμοκρασίας (</text:span><text:span text:style-name="T359">temperature parameter</text:span><text:span text:style-name="T360">,</text:span><text:span text:style-name="T361"><text:s/>συμβολίζεται με<text:s/></text:span><text:span text:style-name="T362">α</text:span><text:span text:style-name="T363">), ο οποίος ελέγχει πόση βαρύτητα έχει η εντροπία στη διαδικασία εκπαίδευσης. Αν η πολιτική είναι υπερβολικά "σίγουρη" (χαμηλή εντροπία),<text:s/></text:span><text:span text:style-name="T364">τ</text:span><text:span text:style-name="T365">ο<text:s/></text:span><text:span text:style-name="T366">α</text:span><text:span text:style-name="T367"><text:s/>αυξάνεται ώστε να ενισχυθεί<text:s/></text:span><text:span text:style-name="T368">η τυχαιότητα. Αντίθετα, όταν η πολιτική έχει<text:s/></text:span><text:span text:style-name="T369">υψηλή</text:span><text:span text:style-name="T370"><text:s/>εντροπία,<text:s/></text:span><text:span text:style-name="T371">τ</text:span><text:span text:style-name="T372">ο<text:s/></text:span><text:span text:style-name="T373">α</text:span><text:span text:style-name="T374"><text:s/>μειώνεται</text:span><text:span text:style-name="T375"><text:s/>για να γίνει πιο ντετερμινιστικό το σύστημα.</text:span></text:p>
      <text:p text:style-name="P376">Στην εργασία<text:s/>τα<text:s/>αποτελέσματα που προέκυψαν δείχνουν μια αρχικά υψηλή εντροπία<text:s/>η οποία<text:s/>έπειτα<text:s/>μειώνεται σταδιακά με μικρότερες ταλαντώσεις. Η αρχική υψηλή τιμή της εντροπίας<text:s/>επιλέγεται σκόπιμα στον SAC για να ενθαρρυνθεί<text:s/>η<text:s/>εξερεύνηση του περιβάλλοντος, ιδίως σε περιβάλλοντα όπως αυτό που τα rewards είναι sparse<text:s/>και άρα η<text:s/>πιθανότητα να φτάσει<text:s/>στο στόχο<text:s/>τυχαία στην αρχή εξαρτάται αποκλειστικά από το πόσο καλά εξερευνά.</text:p>
      <text:p text:style-name="P377"/>
      <text:p text:style-name="P3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Επικεφαλίδα7" style:display-name="Επικεφαλίδα 7" style:family="paragraph" style:parent-style-name="Βασικό" style:next-style-name="Βασικό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Επικεφαλίδα8" style:display-name="Επικεφαλίδα 8" style:family="paragraph" style:parent-style-name="Βασικό" style:next-style-name="Βασικό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Επικεφαλίδα9" style:display-name="Επικεφαλίδα 9" style:family="paragraph" style:parent-style-name="Βασικό" style:next-style-name="Βασικό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Επικεφαλίδα3Char" style:display-name="Επικεφαλίδα 3 Char" style:family="text" style:parent-style-name="Προεπιλεγμένηγραμματοσειρά">
      <style:text-properties style:font-name-asian="Times New Roman" style:font-name-complex="Times New Roman" fo:color="#0F4761" fo:font-size="14pt" style:font-size-asian="14pt" style:font-size-complex="14pt"/>
    </style:style>
    <style:style style:name="Επικεφαλίδα4Char" style:display-name="Επικεφαλίδα 4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0F4761"/>
    </style:style>
    <style:style style:name="Επικεφαλίδα5Char" style:display-name="Επικεφαλίδα 5 Char" style:family="text" style:parent-style-name="Προεπιλεγμένηγραμματοσειρά">
      <style:text-properties style:font-name-asian="Times New Roman" style:font-name-complex="Times New Roman" fo:color="#0F4761"/>
    </style:style>
    <style:style style:name="Επικεφαλίδα6Char" style:display-name="Επικεφαλίδα 6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595959"/>
    </style:style>
    <style:style style:name="Επικεφαλίδα7Char" style:display-name="Επικεφαλίδα 7 Char" style:family="text" style:parent-style-name="Προεπιλεγμένηγραμματοσειρά">
      <style:text-properties style:font-name-asian="Times New Roman" style:font-name-complex="Times New Roman" fo:color="#595959"/>
    </style:style>
    <style:style style:name="Επικεφαλίδα8Char" style:display-name="Επικεφαλίδα 8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272727"/>
    </style:style>
    <style:style style:name="Επικεφαλίδα9Char" style:display-name="Επικεφαλίδα 9 Char" style:family="text" style:parent-style-name="Προεπιλεγμένηγραμματοσειρά">
      <style:text-properties style:font-name-asian="Times New Roman" style:font-name-complex="Times New Roman" fo:color="#272727"/>
    </style:style>
    <style:style style:name="Τίτλος" style:display-name="Τίτλος" style:family="paragraph" style:parent-style-name="Βασικό" style:next-style-name="Βασικό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ΤίτλοςChar" style:display-name="Τίτλος Char" style:family="text" style:parent-style-name="Προεπιλεγμένηγραμματοσειρά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Υπότιτλος" style:display-name="Υπότιτλος" style:family="paragraph" style:parent-style-name="Βασικό" style:next-style-name="Βασικό">
      <style:text-properties style:font-name-asian="Times New Roman" fo:color="#595959" fo:letter-spacing="0.0104in" fo:font-size="14pt" style:font-size-asian="14pt" style:font-size-complex="14pt" fo:hyphenate="false"/>
    </style:style>
    <style:style style:name="ΥπότιτλοςChar" style:display-name="Υπότιτλος Char" style:family="text" style:parent-style-name="Προεπιλεγμένηγραμματοσειρά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Απόσπασμα" style:display-name="Απόσπασμα" style:family="paragraph" style:parent-style-name="Βασικό" style:next-style-name="Βασικό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ΑπόσπασμαChar" style:display-name="Απόσπασμα Char" style:family="text" style:parent-style-name="Προεπιλεγμένηγραμματοσειρά">
      <style:text-properties fo:font-style="italic" style:font-style-asian="italic" style:font-style-complex="italic" fo:color="#404040"/>
    </style:style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style:style style:name="Έντονηέμφαση" style:display-name="Έντονη έμφαση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οαπόσπ." style:display-name="Έντονο απόσπ." style:family="paragraph" style:parent-style-name="Βασικό" style:next-style-name="Βασικό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Έντονοαπόσπ.Char" style:display-name="Έντονο απόσπ. Char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ηαναφορά" style:display-name="Έντονη αναφορά" style:family="text" style:parent-style-name="Προεπιλεγμένηγραμματοσειρά">
      <style:text-properties fo:font-weight="bold" style:font-weight-asian="bold" style:font-weight-complex="bold" fo:font-variant="small-caps" fo:color="#0F4761" fo:letter-spacing="0.0034in"/>
    </style:style>
    <style:style style:name="Υπερ-σύνδεση" style:display-name="Υπερ-σύνδεση" style:family="text" style:parent-style-name="Προεπιλεγμένηγραμματοσειρά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style:style style:name="ΚανονικόWeb" style:display-name="Κανονικό (Web)" style:family="paragraph" style:parent-style-name="Βασικό">
      <style:text-properties style:font-name="Times New Roman" fo:font-size="12pt" style:font-size-asian="12pt" style:font-size-complex="12pt" fo:hyphenate="false"/>
    </style:style>
    <style:style style:name="Υποσέλιδο" style:display-name="Υποσέλιδο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ΥποσέλιδοChar" style:display-name="Υποσέλιδο Char" style:family="text" style:parent-style-name="Προεπιλεγμένηγραμματοσειρά"/>
    <style:style style:name="Αριθμόςσελίδας" style:display-name="Αριθμός σελίδας" style:family="text" style:parent-style-name="Προεπιλεγμένηγραμματοσειρά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ΣΟΛΟΜΩΝΙΔΗ ΕΛΕΥΘΕΡΙΑ</meta:initial-creator>
    <dc:creator>ΣΟΛΟΜΩΝΙΔΗ ΕΛΕΥΘΕΡΙΑ</dc:creator>
    <meta:creation-date>2025-06-14T18:54:00Z</meta:creation-date>
    <dc:date>2025-06-20T12:24:00Z</dc:date>
    <meta:template xlink:href="Normal.dotm" xlink:type="simple"/>
    <meta:editing-cycles>10</meta:editing-cycles>
    <meta:editing-duration>PT22020S</meta:editing-duration>
    <meta:document-statistic meta:page-count="2" meta:paragraph-count="14" meta:word-count="1139" meta:character-count="7277" meta:row-count="51" meta:non-whitespace-character-count="6152"/>
  </office:meta>
</office:document-meta>
</file>